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17e16" officeooo:paragraph-rsid="00017e16" style:font-size-asian="15.75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EN-Stack devlopment</text:p>
      <text:p text:style-name="P1"/>
      <text:p text:style-name="P1"/>
      <text:p text:style-name="P1"/>
      <text:p text:style-name="P1">folder structure:</text:p>
      <text:p text:style-name="P1"><text:span text:style-name="T1"><text:s text:c="22"/># frontend : react UI &amp; frontend dependencies</text:span></text:p>
      <text:p text:style-name="P1"><text:span text:style-name="T1"><text:s text:c="22"/># backend : server side code data modles controllers <text:s text:c="2"/></text:span></text:p>
      <text:p text:style-name="P1"><text:span text:style-name="T1"><text:s text:c="48"/>&amp; routes</text:span></text:p>
      <text:p text:style-name="P1"><text:span text:style-name="T1"><text:s text:c="22"/># uploads : images uploads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3T23:24:51.064043276</meta:creation-date>
    <dc:date>2024-02-23T23:38:46.371837249</dc:date>
    <meta:editing-duration>PT3M45S</meta:editing-duration>
    <meta:editing-cycles>1</meta:editing-cycles>
    <meta:document-statistic meta:table-count="0" meta:image-count="0" meta:object-count="0" meta:page-count="1" meta:paragraph-count="6" meta:word-count="28" meta:character-count="287" meta:non-whitespace-character-count="148"/>
    <meta:generator>LibreOffice/6.4.7.2$Linux_X86_64 LibreOffice_project/40$Build-2</meta:generator>
  </office:meta>
</office:document-meta>
</file>